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58115" officeooo:paragraph-rsid="00093912"/>
    </style:style>
    <style:style style:name="P2" style:family="paragraph" style:parent-style-name="Standard">
      <style:text-properties officeooo:rsid="0019d8d5" officeooo:paragraph-rsid="00093912"/>
    </style:style>
    <style:style style:name="P3" style:family="paragraph" style:parent-style-name="Standard">
      <style:text-properties officeooo:rsid="00288275" officeooo:paragraph-rsid="00093912"/>
    </style:style>
    <style:style style:name="P4" style:family="paragraph" style:parent-style-name="Standard">
      <style:text-properties officeooo:rsid="00275dbb" officeooo:paragraph-rsid="00093912"/>
    </style:style>
    <style:style style:name="P5" style:family="paragraph" style:parent-style-name="Standard">
      <style:text-properties officeooo:rsid="001533c2" officeooo:paragraph-rsid="001533c2"/>
    </style:style>
    <style:style style:name="P6" style:family="paragraph" style:parent-style-name="Standard">
      <style:text-properties officeooo:rsid="00194326" officeooo:paragraph-rsid="00194326"/>
    </style:style>
    <style:style style:name="P7" style:family="paragraph" style:parent-style-name="Standard">
      <style:text-properties officeooo:rsid="00194326" officeooo:paragraph-rsid="001f0f83"/>
    </style:style>
    <style:style style:name="P8" style:family="paragraph" style:parent-style-name="Standard">
      <style:text-properties officeooo:rsid="00194326" officeooo:paragraph-rsid="0021aa85"/>
    </style:style>
    <style:style style:name="P9" style:family="paragraph" style:parent-style-name="Standard">
      <style:text-properties officeooo:rsid="00194326" officeooo:paragraph-rsid="0025e8a5"/>
    </style:style>
    <style:style style:name="P10" style:family="paragraph" style:parent-style-name="Standard">
      <style:text-properties officeooo:rsid="001a8c86" officeooo:paragraph-rsid="001a8c86"/>
    </style:style>
    <style:style style:name="P11" style:family="paragraph" style:parent-style-name="Standard">
      <style:text-properties officeooo:rsid="001a8c86" officeooo:paragraph-rsid="0030d714"/>
    </style:style>
    <style:style style:name="P12" style:family="paragraph" style:parent-style-name="Standard">
      <style:text-properties officeooo:rsid="001a8c86" officeooo:paragraph-rsid="0036009c"/>
    </style:style>
    <style:style style:name="P13" style:family="paragraph" style:parent-style-name="Standard" style:list-style-name="L1">
      <style:text-properties officeooo:rsid="0019d8d5" officeooo:paragraph-rsid="00093912"/>
    </style:style>
    <style:style style:name="P14" style:family="paragraph" style:parent-style-name="Standard" style:list-style-name="L2">
      <style:text-properties officeooo:rsid="0019d8d5" officeooo:paragraph-rsid="00093912"/>
    </style:style>
    <style:style style:name="P15" style:family="paragraph" style:parent-style-name="Standard" style:list-style-name="L3">
      <style:text-properties officeooo:rsid="0019d8d5" officeooo:paragraph-rsid="00093912"/>
    </style:style>
    <style:style style:name="P16" style:family="paragraph" style:parent-style-name="Standard" style:list-style-name="L4">
      <style:text-properties officeooo:rsid="001533c2" officeooo:paragraph-rsid="001533c2"/>
    </style:style>
    <style:style style:name="P17" style:family="paragraph" style:parent-style-name="Standard">
      <style:text-properties officeooo:rsid="00288275" officeooo:paragraph-rsid="00093912"/>
    </style:style>
    <style:style style:name="P18" style:family="paragraph" style:parent-style-name="Standard">
      <style:text-properties officeooo:rsid="00430b09" officeooo:paragraph-rsid="00430b09"/>
    </style:style>
    <style:style style:name="P19" style:family="paragraph" style:parent-style-name="Standard">
      <style:text-properties officeooo:rsid="00194326" officeooo:paragraph-rsid="00194326"/>
    </style:style>
    <style:style style:name="P20" style:family="paragraph" style:parent-style-name="Standard">
      <style:text-properties officeooo:rsid="001a8c86" officeooo:paragraph-rsid="001a8c86"/>
    </style:style>
    <style:style style:name="T1" style:family="text">
      <style:text-properties officeooo:rsid="00093912"/>
    </style:style>
    <style:style style:name="T2" style:family="text">
      <style:text-properties officeooo:rsid="0011cb86"/>
    </style:style>
    <style:style style:name="T3" style:family="text">
      <style:text-properties officeooo:rsid="001533c2"/>
    </style:style>
    <style:style style:name="T4" style:family="text">
      <style:text-properties officeooo:rsid="0017b606"/>
    </style:style>
    <style:style style:name="T5" style:family="text">
      <style:text-properties officeooo:rsid="00194326"/>
    </style:style>
    <style:style style:name="T6" style:family="text">
      <style:text-properties officeooo:rsid="0030d714"/>
    </style:style>
    <style:style style:name="T7" style:family="text">
      <style:text-properties officeooo:rsid="003b807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text:span text:style-name="T1">20</text:span> Past Paper Question 3</text:p>
      <text:p text:style-name="P2">A domestic water leak detection and usage monitoring system is designed for private use by a property owner to manage the risk of property damage through the unintended loss of potable water, when the property is unoccupied. The physical system consists of the ESP-01s (ESP8266 platform variant), a relay-triggered normally-closed shuto<text:span text:style-name="T2">ff</text:span> valve (connected to GP3 - with an actuation time of 500ms), and a pipe-clamp-on instrument consisting of two ultrasonic transducers mounted opposite a passive reflector.</text:p>
      <text:p text:style-name="P2">The individual transducers are excited by a fixed 1MHz oscillating signal when the pins GP0 and GP2</text:p>
      <text:p text:style-name="P2">output a HIGH respectively, and when not externally excited, will resonate and produce a HIGH (via</text:p>
      <text:p text:style-name="P2">smoothing circuitry) at the pins GP0 and GP2 respectively when they receive a 1MHz oscillating signal.</text:p>
      <text:p text:style-name="P2">The measurement firmware, is based around the principle of contra-propagating transit time for ultrasonic pulses. This principle suggests that the flow-rate for water passing through the pipe on which the instrument is clamped, given constant water pressure, and no air in the pipe, is proportional to:</text:p>
      <text:list xml:id="list449716692" text:style-name="L1">
        <text:list-item>
          <text:p text:style-name="P13"><text:span text:style-name="T2">A</text:span> constant dependent upon the physical dimensions of the clamp-on instrument,</text:p>
        </text:list-item>
        <text:list-item>
          <text:p text:style-name="P13"><text:span text:style-name="T2">T</text:span>he internal cross-sectional area of the pipe,</text:p>
        </text:list-item>
        <text:list-item>
          <text:p text:style-name="P13"><text:span text:style-name="T2">T</text:span>he square of the speed of sound in water at the ambient temperature</text:p>
        </text:list-item>
        <text:list-item>
          <text:p text:style-name="P13"><text:span text:style-name="T2">T</text:span>he di<text:span text:style-name="T2">ff</text:span>erence in propagation time for ultrasonic pulses in the up-flow and down-flow directions</text:p>
        </text:list-item>
      </text:list>
      <text:p text:style-name="P2"/>
      <text:p text:style-name="P2">Because there is no need to calculate the actual volume of water, in this application, the algorithm will make use of the di<text:span text:style-name="T2">ff</text:span>erence in propagation time as a proxy for flow-rate, i.e.</text:p>
      <text:list xml:id="list3367068094" text:style-name="L2">
        <text:list-item>
          <text:p text:style-name="P14">1MHz burst of 20 µs duration is sent from GP0, and the time taken to arrive at GP2 is recorded tup </text:p>
        </text:list-item>
        <text:list-item>
          <text:p text:style-name="P14">1MHz burst of 20 µs duration is sent from GP2, and the time taken to arrive at GP0 is recorded tdn </text:p>
        </text:list-item>
        <text:list-item>
          <text:p text:style-name="P14"><text:span text:style-name="T2">T</text:span>he time measurements are translated into a proxy-flow-rate using the equation tup - tdn</text:p>
        </text:list-item>
        <text:list-item>
          <text:p text:style-name="P14"><text:span text:style-name="T2">T</text:span>he minimum and maximum observed values of proxy-flow-rate over time are tracked</text:p>
        </text:list-item>
      </text:list>
      <text:p text:style-name="P2"/>
      <text:p text:style-name="P2">The shuto<text:span text:style-name="T2">ff</text:span> valve will remain closed as long as the system is o<text:span text:style-name="T3">ff</text:span>, or has detected a leak. The system must be reset in order for the shuto<text:span text:style-name="T2">ff</text:span> valve to open. A pipe on the property must be opened before the system is reset, and can be closed 5 seconds after the system has been reset. Leak detection starts 5 minutes after the system has been reset. A leak is detected if the proxy-flow-rate has been:</text:p>
      <text:list xml:id="list33031424" text:style-name="L3">
        <text:list-item>
          <text:p text:style-name="P15"><text:span text:style-name="T3">G</text:span>reater than 10 times the maximum proxy flow rate previously observed, for over 5 seconds</text:p>
        </text:list-item>
        <text:list-item>
          <text:p text:style-name="P15"><text:span text:style-name="T3">A</text:span>t the minimum proxy flow rate observed, for over 5 minutes</text:p>
        </text:list-item>
      </text:list>
      <text:p text:style-name="P2"/>
      <text:p text:style-name="P5">The ESP8266 SDK with FreeRTOS is used as the basis for the firmware.</text:p>
      <text:p text:style-name="P5"/>
      <text:list xml:id="list3511297286" text:style-name="L4">
        <text:list-item>
          <text:p text:style-name="P16">The kernel will be configured to:</text:p>
          <text:list>
            <text:list-item>
              <text:p text:style-name="P16"><text:span text:style-name="T5">A</text:span>llow interrupt events to preempt the running task</text:p>
            </text:list-item>
            <text:list-item>
              <text:p text:style-name="P16"><text:span text:style-name="T5">P</text:span>erform pre-emptive priority-based scheduling, where tasks with equal priority do not pre-<text:span text:style-name="T5">e</text:span>mpt each other.</text:p>
            </text:list-item>
            <text:list-item>
              <text:p text:style-name="P16"><text:span text:style-name="T5">T</text:span>rigger an immediate scheduler call when a running task transitions to the waiting state</text:p>
            </text:list-item>
            <text:list-item>
              <text:p text:style-name="P16"><text:span text:style-name="T5">I</text:span>ncur negligible overhead at system reset, and scheduler task switch</text:p>
            </text:list-item>
          </text:list>
        </text:list-item>
        <text:list-item>
          <text:p text:style-name="P16">The following tasks will be used to implement the system:</text:p>
          <text:list>
            <text:list-item>
              <text:p text:style-name="P16">Task A, a periodic task that is responsible for triggering the pulse on GP0 or GP2</text:p>
            </text:list-item>
            <text:list-item>
              <text:p text:style-name="P16">Task B, a sporadic (interrupt-driven) task which is triggered by an incoming signal from GP0 or GP2 i.e. it measures tup in one instance and tdown in the next instance;</text:p>
            </text:list-item>
            <text:list-item>
              <text:p text:style-name="P16">Task C, a periodic task that detects leaks occurring and closes the shuto<text:span text:style-name="T5">ff</text:span> valve if needed;</text:p>
            </text:list-item>
            <text:list-item>
              <text:p text:style-name="P16"><text:soft-page-break/>Task D a one-o<text:span text:style-name="T5">ff</text:span> task that occurs on startup, responsible for initially opening the shuto<text:span text:style-name="T5">ff</text:span> valve.</text:p>
            </text:list-item>
          </text:list>
        </text:list-item>
        <text:list-item>
          <text:p text:style-name="P16">Tasks A and B use a global variable r to specify the direction in which a measurement is taken</text:p>
        </text:list-item>
        <text:list-item>
          <text:p text:style-name="P16">Task B queues a message containing the direction r and the transit time t associated with the latest measurement. Task C processes the messages to detect leaks.</text:p>
        </text:list-item>
        <text:list-item>
          <text:p text:style-name="P16">Tasks C and D use a mutex to manage access to the shuto<text:span text:style-name="T4">ff</text:span> valve.</text:p>
        </text:list-item>
      </text:list>
      <text:p text:style-name="P3"/>
      <text:p text:style-name="P18">Given that:</text:p>
      <text:p text:style-name="P6">Task A - job(s) released periodically every 10ms</text:p>
      <text:p text:style-name="P6">r is a global variable</text:p>
      <text:p text:style-name="P7"><text:tab/>change direction: r = ((r==0)?1:0) <text:tab/><text:tab/><text:tab/><text:tab/><text:tab/><text:tab/><text:tab/>(JAa, e=1 µs)</text:p>
      <text:p text:style-name="P7"><text:tab/>if (r==0)</text:p>
      <text:p text:style-name="P8"><text:tab/><text:tab/>set GP0 as output pin and GP2 as input pin triggering ISR<text:tab/><text:tab/><text:tab/>(JAb, e=22 µs)</text:p>
      <text:p text:style-name="P6"><text:tab/><text:tab/>output HIGH on GP0 and reset/start hardware timer</text:p>
      <text:p text:style-name="P6"><text:tab/><text:tab/>busy-wait for 20 microseconds</text:p>
      <text:p text:style-name="P6"><text:tab/><text:tab/>output LOW on GP0</text:p>
      <text:p text:style-name="P6"><text:tab/>else</text:p>
      <text:p text:style-name="P9"><text:tab/><text:tab/>set GP2 as output pin and GP0 as input pin triggering ISR<text:tab/><text:tab/><text:tab/>(JAc, e=22 µs)</text:p>
      <text:p text:style-name="P6"><text:tab/><text:tab/>output HIGH on GP2 and reset/start hardware timer</text:p>
      <text:p text:style-name="P6"><text:tab/><text:tab/>busy-wait for 20 microseconds</text:p>
      <text:p text:style-name="P6"><text:tab/><text:tab/>output LOW on GP2</text:p>
      <text:p text:style-name="P9"><text:tab/>enable input pin interrupts <text:tab/><text:tab/><text:tab/><text:tab/><text:tab/><text:tab/><text:tab/><text:tab/>(JAd, e=1 µs)</text:p>
      <text:p text:style-name="P6"/>
      <text:p text:style-name="P18">Given that:</text:p>
      <text:p text:style-name="P10">Task B - job(s) released sporadically by an interrupt triggered from GP0 or GP2, never sooner than 1ms after burst transmission.</text:p>
      <text:p text:style-name="P10"/>
      <text:p text:style-name="P10">r is a global variable; t is a static variable</text:p>
      <text:p text:style-name="P10"><text:tab/>disable the input pin interrupts <text:tab/><text:tab/><text:tab/><text:tab/><text:tab/><text:tab/><text:tab/>(JBa, e=4 µs)</text:p>
      <text:p text:style-name="P10"><text:tab/>read hardware timer value and store in variable t</text:p>
      <text:p text:style-name="P10"><text:tab/>queue message based on t and r</text:p>
      <text:p text:style-name="P10"/>
      <text:p text:style-name="P18">Given that:</text:p>
      <text:p text:style-name="P10">Task C - job(s) released periodically every 100ms</text:p>
      <text:p text:style-name="P10">maxflow and minflow are global variables of type integer</text:p>
      <text:p text:style-name="P10"><text:tab/>while (queue.count &gt; 1)<text:tab/><text:tab/><text:tab/><text:tab/><text:tab/><text:tab/><text:tab/>(JCa, e=1ms<text:span text:style-name="T6">)</text:span></text:p>
      <text:p text:style-name="P10"><text:tab/><text:tab/>retrieve two measurements from the queue <text:tab/><text:tab/><text:tab/><text:tab/>(JCb e= 1-14ms)</text:p>
      <text:p text:style-name="P10"><text:tab/><text:tab/>if measurements are not in the same direction</text:p>
      <text:p text:style-name="P10"><text:tab/><text:tab/><text:tab/>calculate the proxyflowrate = tup - tdn</text:p>
      <text:p text:style-name="P10"><text:tab/><text:tab/><text:tab/>if (minflow is less than proxyflowrate)</text:p>
      <text:p text:style-name="P10"><text:tab/><text:tab/><text:tab/><text:tab/>minflow=proxyflowrate</text:p>
      <text:p text:style-name="P10"><text:tab/><text:tab/><text:tab/>if (maxflow is less than proxyflowrate/10) or (maxflow==0)</text:p>
      <text:p text:style-name="P10"><text:tab/><text:tab/><text:tab/><text:tab/>maxflow=proxyflowrate</text:p>
      <text:p text:style-name="P10"><text:tab/><text:tab/><text:tab/>countmax = (proxyflowrate is greater than maxflow)? countmax+1: 0</text:p>
      <text:p text:style-name="P10"><text:tab/><text:tab/><text:tab/>countmin = ((proxyflowrate == minflow)and (minflow!=0))? countmin+1:0</text:p>
      <text:p text:style-name="P11"><text:tab/></text:p>
      <text:p text:style-name="P11"><text:tab/>if acquire mutex for the shutoff valve (timeout after 1 ms)<text:tab/><text:tab/><text:tab/>(JCc, e=1)</text:p>
      <text:p text:style-name="P10"><text:tab/><text:tab/>if (countmin &gt; 5seccount) or (countmax &gt; 5mincount) <text:tab/><text:tab/>(JCd e =1 - 5ms)</text:p>
      <text:p text:style-name="P10"><text:tab/><text:tab/><text:tab/>close shutoff valve</text:p>
      <text:p text:style-name="P10"><text:soft-page-break/><text:tab/>release mutex for shutoff valve</text:p>
      <text:p text:style-name="P10"/>
      <text:p text:style-name="P10"/>
      <text:p text:style-name="P10">Task D - job(s) released once at t=0; deadline=100ms</text:p>
      <text:p text:style-name="P10">maxflow and minflow are global variables of type integer</text:p>
      <text:p text:style-name="P12"><text:tab/>if acquire the mutex for the shutoff valve (no timeout)<text:tab/><text:tab/><text:tab/>(JDa, e=1ms)</text:p>
      <text:p text:style-name="P12"><text:tab/><text:tab/>open the shutoff valve <text:tab/><text:tab/><text:tab/><text:tab/><text:tab/><text:tab/>(JDb, e=3ms)</text:p>
      <text:p text:style-name="P10"><text:tab/><text:tab/>set maxflow = 0</text:p>
      <text:p text:style-name="P10"><text:tab/><text:tab/>set minflow = largest value timer can hold</text:p>
      <text:p text:style-name="P12"><text:tab/><text:tab/>sleep for 5 minutes <text:tab/><text:tab/><text:tab/><text:tab/><text:tab/><text:tab/><text:tab/>(JDc, e=1ms)</text:p>
      <text:p text:style-name="P12"><text:tab/><text:tab/>release the mutex for the shutoff valve<text:tab/><text:tab/><text:tab/><text:tab/>(JDd, e=1ms)</text:p>
      <text:p text:style-name="P10"/>
      <text:p text:style-name="P10"/>
      <text:p text:style-name="P3"/>
      <text:p text:style-name="P1">Question A </text:p>
      <text:p text:style-name="P1">Using the information provided, draw the precedence graphs for Tasks A, B, C and D, determine the Worst-Case Execution Time for each task, calculate the Worst-Case System Utilization, and comment on whether the system is feasible.</text:p>
      <text:p text:style-name="P1"/>
      <text:p text:style-name="P1">Question B</text:p>
      <text:p text:style-name="P1">Based on the embedded system scenario specified earlier with real time requirements where the jobs and tasks for such system are described. </text:p>
      <text:p text:style-name="P4">Jobs for the Domestic Water Leak Detection and Usage Monitoring System are scheduled using fixed priorities with a pre-emptive priority based scheduler. Construct worst-case task and resource timelines for the 150 ms of operation after system reset, in the case where Task D has highest priority, Task C has a mid-level priority, Task A has lowest priority and Task B is interrupt-driven.</text:p>
      <text:p text:style-name="P1"/>
      <text:p text:style-name="P1">Question C</text:p>
      <text:p text:style-name="P1">Based on the embedded system scenario specified earlier with real time requirements where the jobs and tasks for such system are described. </text:p>
      <text:p text:style-name="P1"/>
      <text:p text:style-name="P1"><text:span text:style-name="T7">As mentioned</text:span>, the system assigned specific priorities to the tasks. Alternatively, task priorities could be assigned using rate-monotonic static scheduling, or shortest job first dynamic priority scheduling. State, on the basis of three (or more) performance criteria, which priority assignment scheme you would recommend, and justify your recommendation in terms of the application context, and predicted system/task operation.</text:p>
      <text:p text:style-name="P1"/>
      <text:p text:style-name="P1">Question D</text:p>
      <text:p text:style-name="P1">Based on the embedded system scenario specified earlier with real time requirements where the jobs and tasks for such system are described. </text:p>
      <text:p text:style-name="P1"/>
      <text:p text:style-name="P1">Data, collected from the system described via WiFi, could be used by <text:span text:style-name="T7">a water authority body</text:span> to quantify water lost due to domestic leaks, and water misused during water-restrictions. Identify two operational issues and/or ethical concerns an engineer should consider BEFORE modifying firmware to allow remote retrieval of data. Suggest mitigating strategies for each issue/concern.</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25.123776764</meta:creation-date>
    <dc:date>2022-12-16T21:35:31.407888231</dc:date>
    <meta:editing-duration>PT1H51M30S</meta:editing-duration>
    <meta:editing-cycles>20</meta:editing-cycles>
    <meta:generator>LibreOffice/7.3.7.2$Linux_X86_64 LibreOffice_project/30$Build-2</meta:generator>
    <meta:document-statistic meta:table-count="0" meta:image-count="0" meta:object-count="0" meta:page-count="3" meta:paragraph-count="90" meta:word-count="1274" meta:character-count="7717" meta:non-whitespace-character-count="6421"/>
  </office:meta>
</office:document-meta>
</file>